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219" officeooo:paragraph-rsid="0013c219"/>
    </style:style>
    <style:style style:name="P2" style:family="paragraph" style:parent-style-name="Standard" style:list-style-name="L1">
      <style:text-properties officeooo:rsid="0013c219" officeooo:paragraph-rsid="0013c219"/>
    </style:style>
    <style:style style:name="P3" style:family="paragraph" style:parent-style-name="Standard" style:list-style-name="L2">
      <style:text-properties officeooo:rsid="0013c219" officeooo:paragraph-rsid="0013c219"/>
    </style:style>
    <style:style style:name="P4" style:family="paragraph" style:parent-style-name="Standard">
      <style:text-properties officeooo:rsid="0013c219" officeooo:paragraph-rsid="0013c219"/>
    </style:style>
    <style:style style:name="P5" style:family="paragraph" style:parent-style-name="Standard">
      <style:text-properties officeooo:rsid="0019d996" officeooo:paragraph-rsid="0019d996"/>
    </style:style>
    <style:style style:name="T1" style:family="text">
      <style:text-properties officeooo:rsid="001640b2"/>
    </style:style>
    <style:style style:name="T2" style:family="text">
      <style:text-properties officeooo:rsid="0016ff9e"/>
    </style:style>
    <style:style style:name="T3" style:family="text">
      <style:text-properties officeooo:rsid="0018c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setup Sick DL50</text:h>
      <text:h text:style-name="Heading_20_1" text:outline-level="1"/>
      <text:p text:style-name="P1">First reset the sensor to default:</text:p>
      <text:list xml:id="list4926780266726802442" text:style-name="L1">
        <text:list-item>
          <text:p text:style-name="P2">Press Set =&gt; Menu</text:p>
        </text:list-item>
        <text:list-item>
          <text:p text:style-name="P2">Press Set =&gt; 4mA</text:p>
        </text:list-item>
        <text:list-item>
          <text:p text:style-name="P2">Use Arrows to select Reset</text:p>
        </text:list-item>
        <text:list-item>
          <text:p text:style-name="P2">Press Set <text:span text:style-name="T1">2x</text:span></text:p>
        </text:list-item>
      </text:list>
      <text:p text:style-name="P1"/>
      <text:p text:style-name="P1">Then set the upper bound:</text:p>
      <text:list xml:id="list2176924994180966458" text:style-name="L2">
        <text:list-item>
          <text:p text:style-name="P3">Press Set =&gt; Menu</text:p>
        </text:list-item>
        <text:list-item>
          <text:p text:style-name="P3">Press Set =&gt; 4mA</text:p>
        </text:list-item>
        <text:list-item>
          <text:p text:style-name="P3">Use arrows to select 20mA</text:p>
        </text:list-item>
        <text:list-item>
          <text:p text:style-name="P3">Press Set <text:span text:style-name="T2">to display the default value (50000)</text:span></text:p>
        </text:list-item>
        <text:list-item>
          <text:p text:style-name="P3">Use arrows <text:span text:style-name="T3">and Set button </text:span>to set value 2300</text:p>
        </text:list-item>
      </text:list>
      <text:p text:style-name="P1"/>
      <text:h text:style-name="Heading_20_1" text:outline-level="1">SafeDesigner + SafeLogic password</text:h>
      <text:p text:style-name="P5">123456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58:09.759000000</meta:creation-date>
    <meta:generator>LibreOffice/5.1.5.2$Windows_x86 LibreOffice_project/e5f16313668ac592c1bfb310f4390624e3dbfb75</meta:generator>
    <dc:date>2016-11-11T13:30:10.860000000</dc:date>
    <meta:editing-duration>PT18M19S</meta:editing-duration>
    <meta:editing-cycles>6</meta:editing-cycles>
    <meta:document-statistic meta:table-count="0" meta:image-count="0" meta:object-count="0" meta:page-count="1" meta:paragraph-count="14" meta:word-count="76" meta:character-count="347" meta:non-whitespace-character-count="294"/>
  </office:meta>
</office:document-meta>
</file>